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2.0547in"/>
          <style:tab-stop style:position="3.3465in" style:type="center"/>
          <style:tab-stop style:position="6.6929in" style:type="right"/>
        </style:tab-stops>
      </style:paragraph-properties>
    </style:style>
    <style:style style:name="P2" style:family="paragraph" style:parent-style-name="Text_20_body">
      <style:text-properties fo:font-size="10pt" fo:font-weight="normal" officeooo:rsid="001edc2c" officeooo:paragraph-rsid="001edc2c" style:font-size-asian="10pt" style:font-weight-asian="normal" style:font-size-complex="10pt" style:font-weight-complex="normal"/>
    </style:style>
    <style:style style:name="P3" style:family="paragraph" style:parent-style-name="Text_20_body">
      <style:text-properties officeooo:rsid="0024be1a" officeooo:paragraph-rsid="0024be1a"/>
    </style:style>
    <style:style style:name="P4" style:family="paragraph" style:parent-style-name="sender_20_address" style:master-page-name="First_20_Page">
      <style:paragraph-properties fo:text-align="end" style:justify-single-word="false" style:page-number="auto">
        <style:tab-stops>
          <style:tab-stop style:position="5.4516in" style:type="right"/>
        </style:tab-stops>
      </style:paragraph-properties>
    </style:style>
    <style:style style:name="P5" style:family="paragraph" style:parent-style-name="Text_20_body">
      <style:text-properties officeooo:rsid="002302fe" officeooo:paragraph-rsid="0029be32"/>
    </style:style>
    <style:style style:name="P6" style:family="paragraph" style:parent-style-name="Text_20_body">
      <style:text-properties officeooo:rsid="0020af15" officeooo:paragraph-rsid="0029be32"/>
    </style:style>
    <style:style style:name="P7" style:family="paragraph" style:parent-style-name="Text_20_body">
      <style:text-properties officeooo:rsid="0029be32" officeooo:paragraph-rsid="0029be32"/>
    </style:style>
    <style:style style:name="T1" style:family="text">
      <style:text-properties fo:font-size="10pt" fo:font-weight="normal" officeooo:rsid="000e487e" style:font-size-asian="10pt" style:font-weight-asian="normal" style:font-size-complex="10pt" style:font-weight-complex="normal"/>
    </style:style>
    <style:style style:name="T2" style:family="text">
      <style:text-properties officeooo:rsid="001edc2c"/>
    </style:style>
    <style:style style:name="T3" style:family="text">
      <style:text-properties officeooo:rsid="00229207"/>
    </style:style>
    <style:style style:name="T4" style:family="text">
      <style:text-properties officeooo:rsid="00237953"/>
    </style:style>
    <style:style style:name="T5" style:family="text">
      <style:text-properties officeooo:rsid="0026ff1c"/>
    </style:style>
    <style:style style:name="T6" style:family="text">
      <style:text-properties officeooo:rsid="00287f9f"/>
    </style:style>
    <style:style style:name="T7" style:family="text">
      <style:text-properties officeooo:rsid="0029be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2">ALEXEI ZNAMENSKY</text:span><text:span text:style-name="T1"><text:line-break/></text:span><text:tab/><text:span text:style-name="T2">Tr. Jorge Norton, 40 ap. 63-B</text:span><text:line-break/><text:tab/><text:span text:style-name="T2">13026-063 Campinas-SP BRAZIL</text:span></text:p>
      <text:p text:style-name="P3">September 7th, 2016</text:p>
      <text:p text:style-name="P3"/>
      <text:p text:style-name="Text_20_body">Dear <text:span text:style-name="T3">Mr. Sutton, </text:span></text:p>
      <text:p text:style-name="P6"><text:span text:style-name="T7">Recently Booking.com has caught my eye as a great place to work, with a great team and an interesting work proposition. I believe my skills as a Systems and Applications Engineer and my experience with Process Automation would be valuable assets Booking.com could use to improve it's systems scalability and reliability.</text:span></text:p>
      <text:p text:style-name="P5"><text:span text:style-name="T7">I was around 10 years old when a Apple II clone made its debut at home. I started programming by then and along the years fiddled with a quite large number of programming languages. Around 1994 I started using Linux. A couple of years later I accepted my first job as a System Administrator. Back then, I was still convinced I would become a professional software developer. Particularly, until the end of the 1990's I worked as Perl developer, making small web sites. By that time I got involved with the Java community, and I started working in that scene for a while. Eventually I became involved with the Perl community again later on, becoming leader of the São Paulo Perl Mongers for a short period. Then, about 10 years ago, I decided to embrace administration/support as my professional choice and I spent the next 5 years building, deploying, and supporting java-based web applications. This provided for an interesting balance between System Administration and Software Development.</text:span></text:p>
      <text:p text:style-name="P5"><text:span text:style-name="T7">Since 2012 I have been supporting, monitoring, and troubleshooting issues ranging from small glitches to major catastrophic incidents in a high-volume, mission-critical environment for Movile, Brazil. During this time I was responsible for dealing with gigantic databases and complex software, with a large number of interfaces to many other integrated systems, both within the company and with external business partners.</text:span></text:p>
      <text:p text:style-name="P7">Please consider my application for the role of Site Reliability Engineer. For this purpose, please find attached a Curriculum Vitae.</text:p>
      <text:p text:style-name="P7">Thank you in advance for your time and consideration.</text:p>
      <text:p text:style-name="P7">I am looking forward for your reply.</text:p>
      <text:p text:style-name="Text_20_body"/>
      <text:p text:style-name="Text_20_body">Yours sincerely,</text:p>
      <text:p text:style-name="P2">Alexei Znamen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in" fo:margin-bottom="0.3937in" loext:contextual-spacing="false">
        <style:tab-stops>
          <style:tab-stop style:position="3.9327in"/>
          <style:tab-stop style:position="5.4516in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in" fo:margin-bottom="0.3937in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2.0547in"/>
          <style:tab-stop style:position="3.3465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46:41.243891504</meta:creation-date>
    <meta:editing-duration>PT2H29M11S</meta:editing-duration>
    <meta:editing-cycles>7</meta:editing-cycles>
    <meta:generator>LibreOffice/5.0.3.2$Linux_X86_64 LibreOffice_project/00m0$Build-2</meta:generator>
    <dc:description>Moderate business letter with sans-serif font </dc:description>
    <dc:title>"Moderate" business letter</dc:title>
    <dc:date>2016-09-08T12:14:39.527299731</dc:date>
    <meta:document-statistic meta:table-count="0" meta:image-count="0" meta:object-count="0" meta:page-count="1" meta:paragraph-count="12" meta:word-count="335" meta:character-count="2102" meta:non-whitespace-character-count="1775"/>
    <meta:template xlink:type="simple" xlink:actuate="onRequest" xlink:title="&quot;Moderate&quot; business letter" xlink:href="../../../../usr/lib/libreoffice/share/template/common/officorr/Moderate_business_letter_sans_serif.ott" meta:date="2016-09-07T14:46:41.039430491"/>
  </office:meta>
</office:document-meta>
</file>